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4.3624pt" style:use-optimal-column-width="true"/>
    </style:style>
    <style:style style:name="ACOL-5" style:family="table-column">
      <style:table-column-properties style:column-width="36.8496pt" style:use-optimal-column-width="true"/>
    </style:style>
    <style:style style:name="ACOL-6" style:family="table-column">
      <style:table-column-properties style:column-width="48.8376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111200000000004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4.00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92.8656pt" style:use-optimal-column-width="tru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 table:number-columns-repeated="2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4"/>
        <table:table-column table:style-name="ACOL-17" table:number-columns-repeated="2"/>
        <table:table-column table:style-name="ACOL-14" table:number-columns-repeated="44"/>
        <table:table-column table:style-name="ACOL-0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Gnumeric-default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Gnumeric-default"/>
          <table:table-cell table:style-name="ACE-1" office:value-type="string">
            <text:p>4cc806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71909999999999996">
            <text:p>0.7191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12.33">
            <text:p>12.33</text:p>
          </table:table-cell>
          <table:table-cell table:style-name="ACE-1" office:value-type="float" office:value="0.58240000000000003">
            <text:p>0.5824</text:p>
          </table:table-cell>
          <table:table-cell table:style-name="ACE-1" office:value-type="float" office:value="0.1741">
            <text:p>0.1741</text:p>
          </table:table-cell>
          <table:table-cell table:style-name="ACE-1" office:value-type="float" office:value="0.85709999999999997">
            <text:p>0.8571</text:p>
          </table:table-cell>
          <table:table-cell table:style-name="Gnumeric-default"/>
          <table:table-cell table:style-name="ACE-1" office:value-type="string">
            <text:p>3a0957f</text:p>
          </table:table-cell>
          <table:table-cell table:style-name="Gnumeric-default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66210000000000002">
            <text:p>0.6621</text:p>
          </table:table-cell>
          <table:table-cell table:style-name="ACE-1" table:formula="of:=MATCH([.R3];[.I$1:.I$1048576];0)" office:value-type="float" office:value="14">
            <text:p>14</text:p>
          </table:table-cell>
          <table:table-cell table:style-name="ACE-1"/>
          <table:table-cell table:style-name="ACE-4"/>
          <table:table-cell table:number-columns-repeated="107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079999999999995">
            <text:p>0.7908</text:p>
          </table:table-cell>
          <table:table-cell table:style-name="ACE-1" office:value-type="float" office:value="0.85189999999999999">
            <text:p>0.8519</text:p>
          </table:table-cell>
          <table:table-cell table:style-name="ACE-1" office:value-type="float" office:value="0.77529999999999999">
            <text:p>0.7753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8089999999999997">
            <text:p>0.5809</text:p>
          </table:table-cell>
          <table:table-cell table:style-name="ACE-1" office:value-type="float" office:value="14.949999999999999">
            <text:p>14.95</text:p>
          </table:table-cell>
          <table:table-cell table:style-name="ACE-1" office:value-type="float" office:value="0.58509999999999995">
            <text:p>0.5851</text:p>
          </table:table-cell>
          <table:table-cell table:style-name="ACE-1" office:value-type="float" office:value="0.16239999999999999">
            <text:p>0.1624</text:p>
          </table:table-cell>
          <table:table-cell table:style-name="ACE-1" office:value-type="float" office:value="0.85709999999999997">
            <text:p>0.8571</text:p>
          </table:table-cell>
          <table:table-cell table:style-name="Gnumeric-default"/>
          <table:table-cell table:style-name="ACE-1" office:value-type="string">
            <text:p>580e53a</text:p>
          </table:table-cell>
          <table:table-cell table:style-name="Gnumeric-default"/>
          <table:table-cell table:style-name="ACE-1"/>
          <table:table-cell table:style-name="ACE-1" table:formula="of:=LARGE([.I$1:.I$1048576];2)" office:value-type="float" office:value="0.65869999999999995">
            <text:p>0.6587</text:p>
          </table:table-cell>
          <table:table-cell table:style-name="ACE-1" table:formula="of:=MATCH([.R4];[.I$1:.I$1048576];0)" office:value-type="float" office:value="17">
            <text:p>1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841">
            <text:p>0.8841</text:p>
          </table:table-cell>
          <table:table-cell table:style-name="ACE-1" office:value-type="float" office:value="0.68540000000000001">
            <text:p>0.685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55549999999999999">
            <text:p>0.5555</text:p>
          </table:table-cell>
          <table:table-cell table:style-name="ACE-1" office:value-type="float" office:value="15.25">
            <text:p>15.25</text:p>
          </table:table-cell>
          <table:table-cell table:style-name="ACE-1" office:value-type="float" office:value="0.61609999999999998">
            <text:p>0.6161</text:p>
          </table:table-cell>
          <table:table-cell table:style-name="ACE-1" office:value-type="float" office:value="0.15479999999999999">
            <text:p>0.1548</text:p>
          </table:table-cell>
          <table:table-cell table:style-name="ACE-1" office:value-type="float" office:value="0.85709999999999997">
            <text:p>0.8571</text:p>
          </table:table-cell>
          <table:table-cell table:style-name="Gnumeric-default"/>
          <table:table-cell table:style-name="ACE-1" office:value-type="string">
            <text:p>7bab4b7</text:p>
          </table:table-cell>
          <table:table-cell table:style-name="Gnumeric-default"/>
          <table:table-cell table:style-name="ACE-1"/>
          <table:table-cell table:style-name="ACE-1" table:formula="of:=LARGE([.I$1:.I$1048576];3)" office:value-type="float" office:value="0.64870000000000005">
            <text:p>0.6487</text:p>
          </table:table-cell>
          <table:table-cell table:style-name="ACE-1" table:formula="of:=MATCH([.R5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9390000000000003">
            <text:p>0.8939</text:p>
          </table:table-cell>
          <table:table-cell table:style-name="ACE-1" office:value-type="float" office:value="0.66290000000000004">
            <text:p>0.6629</text:p>
          </table:table-cell>
          <table:table-cell table:style-name="ACE-1" office:value-type="float" office:value="0.89059999999999995">
            <text:p>0.8906</text:p>
          </table:table-cell>
          <table:table-cell table:style-name="ACE-1" office:value-type="float" office:value="0.55130000000000001">
            <text:p>0.5513</text:p>
          </table:table-cell>
          <table:table-cell table:style-name="ACE-1" office:value-type="float" office:value="16.010000000000002">
            <text:p>16.01</text:p>
          </table:table-cell>
          <table:table-cell table:style-name="ACE-1" office:value-type="float" office:value="0.62280000000000002">
            <text:p>0.6228</text:p>
          </table:table-cell>
          <table:table-cell table:style-name="ACE-1" office:value-type="float" office:value="0.1431">
            <text:p>0.1431</text:p>
          </table:table-cell>
          <table:table-cell table:style-name="ACE-1" office:value-type="float" office:value="1">
            <text:p>1</text:p>
          </table:table-cell>
          <table:table-cell table:style-name="Gnumeric-default"/>
          <table:table-cell table:style-name="ACE-1" office:value-type="string">
            <text:p>0b0d35d</text:p>
          </table:table-cell>
          <table:table-cell table:style-name="Gnumeric-default"/>
          <table:table-cell table:style-name="ACE-1"/>
          <table:table-cell table:style-name="ACE-1" table:formula="of:=LARGE([.I$1:.I$1048576];4)" office:value-type="float" office:value="0.6472">
            <text:p>0.6472</text:p>
          </table:table-cell>
          <table:table-cell table:style-name="ACE-1" table:formula="of:=MATCH([.R6];[.I$1:.I$1048576];0)" office:value-type="float" office:value="65">
            <text:p>65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Gnumeric-default"/>
          <table:table-cell table:style-name="ACE-1" office:value-type="string">
            <text:p>a7db27b</text:p>
          </table:table-cell>
          <table:table-cell table:style-name="Gnumeric-default"/>
          <table:table-cell table:style-name="ACE-1"/>
          <table:table-cell table:style-name="ACE-1" table:formula="of:=LARGE([.I$1:.I$1048576];5)" office:value-type="float" office:value="0.64449999999999996">
            <text:p>0.6445</text:p>
          </table:table-cell>
          <table:table-cell table:style-name="ACE-1" table:formula="of:=MATCH([.R7];[.I$1:.I$1048576];0)" office:value-type="float" office:value="58">
            <text:p>5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780000000000005">
            <text:p>0.777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71909999999999996">
            <text:p>0.7191</text:p>
          </table:table-cell>
          <table:table-cell table:style-name="ACE-1" office:value-type="float" office:value="0.85940000000000005">
            <text:p>0.8594</text:p>
          </table:table-cell>
          <table:table-cell table:style-name="ACE-1" office:value-type="float" office:value="0.57130000000000003">
            <text:p>0.5713</text:p>
          </table:table-cell>
          <table:table-cell table:style-name="ACE-1" office:value-type="float" office:value="15.640000000000001">
            <text:p>15.64</text:p>
          </table:table-cell>
          <table:table-cell table:style-name="ACE-1" office:value-type="float" office:value="0.58660000000000001">
            <text:p>0.5866</text:p>
          </table:table-cell>
          <table:table-cell table:style-name="ACE-1" office:value-type="float" office:value="0.15210000000000001">
            <text:p>0.1521</text:p>
          </table:table-cell>
          <table:table-cell table:style-name="ACE-1" office:value-type="float" office:value="0.61719999999999997">
            <text:p>0.6172</text:p>
          </table:table-cell>
          <table:table-cell table:style-name="Gnumeric-default"/>
          <table:table-cell table:style-name="ACE-1" office:value-type="string">
            <text:p>4b2ca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780000000000005">
            <text:p>0.777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71909999999999996">
            <text:p>0.7191</text:p>
          </table:table-cell>
          <table:table-cell table:style-name="ACE-1" office:value-type="float" office:value="0.85940000000000005">
            <text:p>0.8594</text:p>
          </table:table-cell>
          <table:table-cell table:style-name="ACE-1" office:value-type="float" office:value="0.57130000000000003">
            <text:p>0.5713</text:p>
          </table:table-cell>
          <table:table-cell table:style-name="ACE-1" office:value-type="float" office:value="15.640000000000001">
            <text:p>15.64</text:p>
          </table:table-cell>
          <table:table-cell table:style-name="ACE-1" office:value-type="float" office:value="0.6028">
            <text:p>0.6028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1719999999999997">
            <text:p>0.6172</text:p>
          </table:table-cell>
          <table:table-cell table:style-name="Gnumeric-default"/>
          <table:table-cell table:style-name="ACE-1" office:value-type="string">
            <text:p>c1bdf0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71909999999999996">
            <text:p>0.7191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12.33">
            <text:p>12.33</text:p>
          </table:table-cell>
          <table:table-cell table:style-name="ACE-1" office:value-type="float" office:value="0.61599999999999999">
            <text:p>0.616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85709999999999997">
            <text:p>0.8571</text:p>
          </table:table-cell>
          <table:table-cell table:style-name="Gnumeric-default"/>
          <table:table-cell table:number-columns-repeated="114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Gnumeric-default"/>
          <table:table-cell table:style-name="ACE-1" office:value-type="string">
            <text:p>96269c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9999999999999">
            <text:p>0.8106</text:p>
          </table:table-cell>
          <table:table-cell table:style-name="ACE-1" office:value-type="float" office:value="0.83079999999999998">
            <text:p>0.8308</text:p>
          </table:table-cell>
          <table:table-cell table:style-name="ACE-1" office:value-type="float" office:value="0.79410000000000003">
            <text:p>0.7941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22">
            <text:p>0.622</text:p>
          </table:table-cell>
          <table:table-cell table:style-name="ACE-1" office:value-type="float" office:value="18.579999999999998">
            <text:p>18.58</text:p>
          </table:table-cell>
          <table:table-cell table:style-name="ACE-1" office:value-type="float" office:value="0.59160000000000001">
            <text:p>0.5916</text:p>
          </table:table-cell>
          <table:table-cell table:style-name="ACE-1" office:value-type="float" office:value="0.15609999999999999">
            <text:p>0.1561</text:p>
          </table:table-cell>
          <table:table-cell table:style-name="ACE-1" office:value-type="float" office:value="0.44719999999999999">
            <text:p>0.4472</text:p>
          </table:table-cell>
          <table:table-cell table:style-name="Gnumeric-default"/>
          <table:table-cell table:style-name="ACE-1" office:value-type="string">
            <text:p>a9841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9999999999999">
            <text:p>0.8106</text:p>
          </table:table-cell>
          <table:table-cell table:style-name="ACE-1" office:value-type="float" office:value="0.81159999999999999">
            <text:p>0.8116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62080000000000002">
            <text:p>0.6208</text:p>
          </table:table-cell>
          <table:table-cell table:style-name="ACE-1" office:value-type="float" office:value="18.309999999999999">
            <text:p>18.31</text:p>
          </table:table-cell>
          <table:table-cell table:style-name="ACE-1" office:value-type="float" office:value="0.60240000000000005">
            <text:p>0.6024</text:p>
          </table:table-cell>
          <table:table-cell table:style-name="ACE-1" office:value-type="float" office:value="0.17699999999999999">
            <text:p>0.177</text:p>
          </table:table-cell>
          <table:table-cell table:style-name="ACE-1" office:value-type="float" office:value="0.76700000000000002">
            <text:p>0.767</text:p>
          </table:table-cell>
          <table:table-cell table:style-name="Gnumeric-default"/>
          <table:table-cell table:style-name="ACE-1" office:value-type="string">
            <text:p>6e1ccc4</text:p>
          </table:table-cell>
          <table:table-cell table:number-columns-repeated="113" table:style-name="ACE-1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2579999999999998">
            <text:p>0.8258</text:p>
          </table:table-cell>
          <table:table-cell table:style-name="ACE-0" office:value-type="float" office:value="0.89470000000000005">
            <text:p>0.8947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90620000000000001">
            <text:p>0.9062</text:p>
          </table:table-cell>
          <table:table-cell table:style-name="ACE-0" office:value-type="float" office:value="0.66210000000000002">
            <text:p>0.662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0.59799999999999998">
            <text:p>0.598</text:p>
          </table:table-cell>
          <table:table-cell table:style-name="ACE-0" office:value-type="float" office:value="0.1578">
            <text:p>0.1578</text:p>
          </table:table-cell>
          <table:table-cell table:style-name="ACE-0" office:value-type="float" office:value="0.58919999999999995">
            <text:p>0.5892</text:p>
          </table:table-cell>
          <table:table-cell table:style-name="Gnumeric-default"/>
          <table:table-cell table:style-name="ACE-0" office:value-type="string">
            <text:p>a949dc9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standard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387">
            <text:p>0.838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4379999999999999">
            <text:p>0.8438</text:p>
          </table:table-cell>
          <table:table-cell table:style-name="ACE-1" office:value-type="float" office:value="0.60929999999999995">
            <text:p>0.6093</text:p>
          </table:table-cell>
          <table:table-cell table:style-name="ACE-1" office:value-type="float" office:value="17.550000000000001">
            <text:p>17.55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1578">
            <text:p>0.1578</text:p>
          </table:table-cell>
          <table:table-cell table:style-name="ACE-1" office:value-type="float" office:value="0.44719999999999999">
            <text:p>0.4472</text:p>
          </table:table-cell>
          <table:table-cell table:style-name="Gnumeric-default"/>
          <table:table-cell table:style-name="ACE-1" office:value-type="string">
            <text:p>e7b9c52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pca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7649999999999999">
            <text:p>0.6765</text:p>
          </table:table-cell>
          <table:table-cell table:style-name="ACE-1" office:value-type="float" office:value="0.92190000000000005">
            <text:p>0.9219</text:p>
          </table:table-cell>
          <table:table-cell table:style-name="ACE-1" office:value-type="float" office:value="0.61409999999999998">
            <text:p>0.6141</text:p>
          </table:table-cell>
          <table:table-cell table:style-name="ACE-1" office:value-type="float" office:value="24.670000000000002">
            <text:p>24.67</text:p>
          </table:table-cell>
          <table:table-cell table:style-name="ACE-1" office:value-type="float" office:value="0.58020000000000005">
            <text:p>0.5802</text:p>
          </table:table-cell>
          <table:table-cell table:style-name="ACE-1" office:value-type="float" office:value="0.1426">
            <text:p>0.1426</text:p>
          </table:table-cell>
          <table:table-cell table:style-name="ACE-1" office:value-type="float" office:value="0.45229999999999998">
            <text:p>0.4523</text:p>
          </table:table-cell>
          <table:table-cell table:style-name="Gnumeric-default"/>
          <table:table-cell table:style-name="ACE-1" office:value-type="string">
            <text:p>0956fe9</text:p>
          </table:table-cell>
          <table:table-cell table:number-columns-repeated="113" table:style-name="ACE-1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 + isomap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2579999999999998">
            <text:p>0.8258</text:p>
          </table:table-cell>
          <table:table-cell table:style-name="ACE-0" office:value-type="float" office:value="0.88139999999999996">
            <text:p>0.881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9059999999999995">
            <text:p>0.8906</text:p>
          </table:table-cell>
          <table:table-cell table:style-name="ACE-0" office:value-type="float" office:value="0.65869999999999995">
            <text:p>0.6587</text:p>
          </table:table-cell>
          <table:table-cell table:style-name="ACE-0" office:value-type="float" office:value="26.460000000000001">
            <text:p>26.46</text:p>
          </table:table-cell>
          <table:table-cell table:style-name="ACE-0" office:value-type="float" office:value="0.58630000000000004">
            <text:p>0.5863</text:p>
          </table:table-cell>
          <table:table-cell table:style-name="ACE-0" office:value-type="float" office:value="0.14510000000000001">
            <text:p>0.1451</text:p>
          </table:table-cell>
          <table:table-cell table:style-name="ACE-0" office:value-type="float" office:value="0.5333">
            <text:p>0.5333</text:p>
          </table:table-cell>
          <table:table-cell table:style-name="Gnumeric-default"/>
          <table:table-cell table:style-name="ACE-0" office:value-type="string">
            <text:p>f398722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0450000000000002">
            <text:p>0.7045</text:p>
          </table:table-cell>
          <table:table-cell table:style-name="ACE-1" office:value-type="float" office:value="0.75439999999999996">
            <text:p>0.7544</text:p>
          </table:table-cell>
          <table:table-cell table:style-name="ACE-1" office:value-type="float" office:value="0.63239999999999996">
            <text:p>0.6324</text:p>
          </table:table-cell>
          <table:table-cell table:style-name="ACE-1" office:value-type="float" office:value="0.78120000000000001">
            <text:p>0.7812</text:p>
          </table:table-cell>
          <table:table-cell table:style-name="ACE-1" office:value-type="float" office:value="0.4173">
            <text:p>0.4173</text:p>
          </table:table-cell>
          <table:table-cell table:style-name="ACE-1" office:value-type="float" office:value="6.1429999999999998">
            <text:p>6.143</text:p>
          </table:table-cell>
          <table:table-cell table:style-name="ACE-1" office:value-type="float" office:value="0.54559999999999997">
            <text:p>0.5456</text:p>
          </table:table-cell>
          <table:table-cell table:style-name="ACE-1" office:value-type="float" office:value="0.1449">
            <text:p>0.1449</text:p>
          </table:table-cell>
          <table:table-cell table:style-name="ACE-1" office:value-type="float" office:value="0.37209999999999999">
            <text:p>0.3721</text:p>
          </table:table-cell>
          <table:table-cell table:style-name="Gnumeric-default"/>
          <table:table-cell table:style-name="ACE-1" office:value-type="string">
            <text:p>7ef827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7649999999999999">
            <text:p>0.6765</text:p>
          </table:table-cell>
          <table:table-cell table:style-name="ACE-1" office:value-type="float" office:value="0.92190000000000005">
            <text:p>0.9219</text:p>
          </table:table-cell>
          <table:table-cell table:style-name="ACE-1" office:value-type="float" office:value="0.61409999999999998">
            <text:p>0.6141</text:p>
          </table:table-cell>
          <table:table-cell table:style-name="ACE-1" office:value-type="float" office:value="24.670000000000002">
            <text:p>24.67</text:p>
          </table:table-cell>
          <table:table-cell table:style-name="ACE-1" office:value-type="float" office:value="0.57709999999999995">
            <text:p>0.5771</text:p>
          </table:table-cell>
          <table:table-cell table:style-name="ACE-1" office:value-type="float" office:value="0.14610000000000001">
            <text:p>0.1461</text:p>
          </table:table-cell>
          <table:table-cell table:style-name="ACE-1" office:value-type="float" office:value="0.58919999999999995">
            <text:p>0.5892</text:p>
          </table:table-cell>
          <table:table-cell table:style-name="Gnumeric-default"/>
          <table:table-cell table:style-name="ACE-1" office:value-type="string">
            <text:p>63dcf7f</text:p>
          </table:table-cell>
          <table:table-cell table:number-columns-repeated="113" table:style-name="ACE-1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9290000000000003">
            <text:p>0.8929</text:p>
          </table:table-cell>
          <table:table-cell table:style-name="ACE-0" office:value-type="float" office:value="0.73529999999999995">
            <text:p>0.7353</text:p>
          </table:table-cell>
          <table:table-cell table:style-name="ACE-0" office:value-type="float" office:value="0.90620000000000001">
            <text:p>0.9062</text:p>
          </table:table-cell>
          <table:table-cell table:style-name="ACE-0" office:value-type="float" office:value="0.64870000000000005">
            <text:p>0.6487</text:p>
          </table:table-cell>
          <table:table-cell table:style-name="ACE-0" office:value-type="float" office:value="26.850000000000001">
            <text:p>26.85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0.157">
            <text:p>0.157</text:p>
          </table:table-cell>
          <table:table-cell table:style-name="ACE-0" office:value-type="float" office:value="0.51729999999999998">
            <text:p>0.5173</text:p>
          </table:table-cell>
          <table:table-cell table:style-name="Gnumeric-default"/>
          <table:table-cell table:style-name="ACE-0" office:value-type="string">
            <text:p>117d819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Gnumeric-default"/>
          <table:table-cell table:style-name="ACE-1" office:value-type="string">
            <text:p>8abac3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387">
            <text:p>0.838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4379999999999999">
            <text:p>0.8438</text:p>
          </table:table-cell>
          <table:table-cell table:style-name="ACE-1" office:value-type="float" office:value="0.60929999999999995">
            <text:p>0.6093</text:p>
          </table:table-cell>
          <table:table-cell table:style-name="ACE-1" office:value-type="float" office:value="17.550000000000001">
            <text:p>17.55</text:p>
          </table:table-cell>
          <table:table-cell table:style-name="ACE-1" office:value-type="float" office:value="0.58279999999999998">
            <text:p>0.5828</text:p>
          </table:table-cell>
          <table:table-cell table:style-name="ACE-1" office:value-type="float" office:value="0.14069999999999999">
            <text:p>0.1407</text:p>
          </table:table-cell>
          <table:table-cell table:style-name="ACE-1" office:value-type="float" office:value="0.37209999999999999">
            <text:p>0.3721</text:p>
          </table:table-cell>
          <table:table-cell table:style-name="Gnumeric-default"/>
          <table:table-cell table:style-name="ACE-1" office:value-type="string">
            <text:p>567a66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79410000000000003">
            <text:p>0.7941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60629999999999995">
            <text:p>0.6063</text:p>
          </table:table-cell>
          <table:table-cell table:style-name="ACE-1" office:value-type="float" office:value="16.710000000000001">
            <text:p>16.71</text:p>
          </table:table-cell>
          <table:table-cell table:style-name="ACE-1" office:value-type="float" office:value="0.59840000000000004">
            <text:p>0.5984</text:p>
          </table:table-cell>
          <table:table-cell table:style-name="ACE-1" office:value-type="float" office:value="0.1731">
            <text:p>0.1731</text:p>
          </table:table-cell>
          <table:table-cell table:style-name="ACE-1" office:value-type="float" office:value="0.37209999999999999">
            <text:p>0.3721</text:p>
          </table:table-cell>
          <table:table-cell table:style-name="Gnumeric-default"/>
          <table:table-cell table:style-name="ACE-1" office:value-type="string">
            <text:p>d13c5ec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75">
            <text:p>0.75</text:p>
          </table:table-cell>
          <table:table-cell table:style-name="ACE-1" office:value-type="float" office:value="0.59130000000000005">
            <text:p>0.5913</text:p>
          </table:table-cell>
          <table:table-cell table:style-name="ACE-1" office:value-type="float" office:value="15.550000000000001">
            <text:p>15.55</text:p>
          </table:table-cell>
          <table:table-cell table:style-name="ACE-1" office:value-type="float" office:value="0.59099999999999997">
            <text:p>0.591</text:p>
          </table:table-cell>
          <table:table-cell table:style-name="ACE-1" office:value-type="float" office:value="0.17080000000000001">
            <text:p>0.1708</text:p>
          </table:table-cell>
          <table:table-cell table:style-name="ACE-1" office:value-type="float" office:value="0.64549999999999996">
            <text:p>0.6455</text:p>
          </table:table-cell>
          <table:table-cell table:style-name="Gnumeric-default"/>
          <table:table-cell table:number-columns-repeated="114" table:style-name="ACE-1"/>
        </table:table-row>
        <table:table-row table:style-name="AROW-2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 column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Gnumeric-default"/>
          <table:table-cell table:style-name="ACE-2" office:value-type="float" office:value="3736222">
            <text:p>3736222</text:p>
          </table:table-cell>
          <table:table-cell table:number-columns-repeated="49" table:style-name="ACE-2"/>
          <table:table-cell table:number-columns-repeated="64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0650000000000004">
            <text:p>0.606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59689999999999999">
            <text:p>0.5969</text:p>
          </table:table-cell>
          <table:table-cell table:style-name="ACE-1" office:value-type="float" office:value="0.13569999999999999">
            <text:p>0.1357</text:p>
          </table:table-cell>
          <table:table-cell table:style-name="ACE-1" office:value-type="float" office:value="0.3523">
            <text:p>0.3523</text:p>
          </table:table-cell>
          <table:table-cell table:style-name="Gnumeric-default"/>
          <table:table-cell table:style-name="ACE-1" office:value-type="string">
            <text:p>765db6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0650000000000004">
            <text:p>0.6065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59689999999999999">
            <text:p>0.5969</text:p>
          </table:table-cell>
          <table:table-cell table:style-name="ACE-1" office:value-type="float" office:value="0.13569999999999999">
            <text:p>0.1357</text:p>
          </table:table-cell>
          <table:table-cell table:style-name="ACE-1" office:value-type="float" office:value="0.3523">
            <text:p>0.3523</text:p>
          </table:table-cell>
          <table:table-cell table:style-name="Gnumeric-default"/>
          <table:table-cell table:style-name="ACE-1" office:value-type="string">
            <text:p>c41c147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109999999999996">
            <text:p>0.5911</text:p>
          </table:table-cell>
          <table:table-cell table:style-name="ACE-1" office:value-type="float" office:value="0.1173">
            <text:p>0.1173</text:p>
          </table:table-cell>
          <table:table-cell table:style-name="ACE-1" office:value-type="float" office:value="0.56820000000000004">
            <text:p>0.5682</text:p>
          </table:table-cell>
          <table:table-cell table:style-name="Gnumeric-default"/>
          <table:table-cell table:style-name="ACE-1" office:value-type="string">
            <text:p>17392e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 + pca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359999999999996">
            <text:p>0.7836</text:p>
          </table:table-cell>
          <table:table-cell table:style-name="ACE-1" office:value-type="float" office:value="0.84689999999999999">
            <text:p>0.8469</text:p>
          </table:table-cell>
          <table:table-cell table:style-name="ACE-1" office:value-type="float" office:value="0.79049999999999998">
            <text:p>0.790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55430000000000001">
            <text:p>0.5543</text:p>
          </table:table-cell>
          <table:table-cell table:style-name="ACE-1" office:value-type="float" office:value="12.83">
            <text:p>12.83</text:p>
          </table:table-cell>
          <table:table-cell table:style-name="ACE-1" office:value-type="float" office:value="0.58169999999999999">
            <text:p>0.5817</text:p>
          </table:table-cell>
          <table:table-cell table:style-name="ACE-1" office:value-type="float" office:value="0.14940000000000001">
            <text:p>0.1494</text:p>
          </table:table-cell>
          <table:table-cell table:style-name="ACE-1" office:value-type="float" office:value="0.56820000000000004">
            <text:p>0.5682</text:p>
          </table:table-cell>
          <table:table-cell table:style-name="Gnumeric-default"/>
          <table:table-cell table:style-name="ACE-1" office:value-type="string">
            <text:p>6e8542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 + isomap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095">
            <text:p>0.8095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17.329999999999998">
            <text:p>17.33</text:p>
          </table:table-cell>
          <table:table-cell table:style-name="ACE-1" office:value-type="float" office:value="0.57389999999999997">
            <text:p>0.5739</text:p>
          </table:table-cell>
          <table:table-cell table:style-name="ACE-1" office:value-type="float" office:value="0.13850000000000001">
            <text:p>0.1385</text:p>
          </table:table-cell>
          <table:table-cell table:style-name="ACE-1" office:value-type="float" office:value="0.59550000000000003">
            <text:p>0.5955</text:p>
          </table:table-cell>
          <table:table-cell table:style-name="Gnumeric-default"/>
          <table:table-cell table:style-name="ACE-1" office:value-type="string">
            <text:p>913e4d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 + hessian lle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3977">
            <text:p>0.3977</text:p>
          </table:table-cell>
          <table:table-cell table:style-name="ACE-1" office:value-type="float" office:value="0.625">
            <text:p>0.625</text:p>
          </table:table-cell>
          <table:table-cell table:style-name="ACE-1" office:value-type="float" office:value="0.047620000000000003">
            <text:p>0.04762</text:p>
          </table:table-cell>
          <table:table-cell table:style-name="ACE-1" office:value-type="float" office:value="0.95450000000000002">
            <text:p>0.9545</text:p>
          </table:table-cell>
          <table:table-cell table:style-name="ACE-1" office:value-type="float" office:value="0.0049899999999999996">
            <text:p>0.00499</text:p>
          </table:table-cell>
          <table:table-cell table:style-name="ACE-1" office:value-type="float" office:value="1.05">
            <text:p>1.05</text:p>
          </table:table-cell>
          <table:table-cell table:style-name="ACE-1" office:value-type="float" office:value="0.32790000000000002">
            <text:p>0.3279</text:p>
          </table:table-cell>
          <table:table-cell table:style-name="ACE-1" office:value-type="float" office:value="0.1462">
            <text:p>0.1462</text:p>
          </table:table-cell>
          <table:table-cell table:style-name="ACE-1" office:value-type="float" office:value="0.1207">
            <text:p>0.1207</text:p>
          </table:table-cell>
          <table:table-cell table:style-name="Gnumeric-default"/>
          <table:table-cell table:style-name="ACE-1" office:value-type="string">
            <text:p>e9ccd8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 + modified lle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2999999999999996">
            <text:p>0.83</text:p>
          </table:table-cell>
          <table:table-cell table:style-name="ACE-1" office:value-type="float" office:value="0.79049999999999998">
            <text:p>0.7905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float" office:value="0.52649999999999997">
            <text:p>0.5265</text:p>
          </table:table-cell>
          <table:table-cell table:style-name="ACE-1" office:value-type="float" office:value="10.869999999999999">
            <text:p>10.87</text:p>
          </table:table-cell>
          <table:table-cell table:style-name="ACE-1" office:value-type="float" office:value="0.58340000000000003">
            <text:p>0.5834</text:p>
          </table:table-cell>
          <table:table-cell table:style-name="ACE-1" office:value-type="float" office:value="0.15079999999999999">
            <text:p>0.1508</text:p>
          </table:table-cell>
          <table:table-cell table:style-name="ACE-1" office:value-type="float" office:value="0.25840000000000002">
            <text:p>0.2584</text:p>
          </table:table-cell>
          <table:table-cell table:style-name="Gnumeric-default"/>
          <table:table-cell table:style-name="ACE-1" office:value-type="string">
            <text:p>a771924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9530000000000001">
            <text:p>0.7953</text:p>
          </table:table-cell>
          <table:table-cell table:style-name="ACE-1" office:value-type="float" office:value="0.88039999999999996">
            <text:p>0.8804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59050000000000002">
            <text:p>0.5905</text:p>
          </table:table-cell>
          <table:table-cell table:style-name="ACE-1" office:value-type="float" office:value="16.879999999999999">
            <text:p>16.88</text:p>
          </table:table-cell>
          <table:table-cell table:style-name="ACE-1" office:value-type="float" office:value="0.58840000000000003">
            <text:p>0.5884</text:p>
          </table:table-cell>
          <table:table-cell table:style-name="ACE-1" office:value-type="float" office:value="0.13819999999999999">
            <text:p>0.1382</text:p>
          </table:table-cell>
          <table:table-cell table:style-name="ACE-1" office:value-type="float" office:value="0.3523">
            <text:p>0.3523</text:p>
          </table:table-cell>
          <table:table-cell table:style-name="Gnumeric-default"/>
          <table:table-cell table:style-name="ACE-1" office:value-type="string">
            <text:p>5bc5e9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7780000000000005">
            <text:p>0.7778</text:p>
          </table:table-cell>
          <table:table-cell table:style-name="ACE-1" office:value-type="float" office:value="0.85260000000000002">
            <text:p>0.8526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54800000000000004">
            <text:p>0.548</text:p>
          </table:table-cell>
          <table:table-cell table:style-name="ACE-1" office:value-type="float" office:value="12.539999999999999">
            <text:p>12.54</text:p>
          </table:table-cell>
          <table:table-cell table:style-name="ACE-1" office:value-type="float" office:value="0.57379999999999998">
            <text:p>0.5738</text:p>
          </table:table-cell>
          <table:table-cell table:style-name="ACE-1" office:value-type="float" office:value="0.13750000000000001">
            <text:p>0.1375</text:p>
          </table:table-cell>
          <table:table-cell table:style-name="ACE-1" office:value-type="float" office:value="0.47189999999999999">
            <text:p>0.4719</text:p>
          </table:table-cell>
          <table:table-cell table:style-name="Gnumeric-default"/>
          <table:table-cell table:style-name="ACE-1" office:value-type="float" office:value="2310313">
            <text:p>2310313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949999999999998">
            <text:p>0.7895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429">
            <text:p>0.7429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59060000000000001">
            <text:p>0.5906</text:p>
          </table:table-cell>
          <table:table-cell table:style-name="ACE-1" office:value-type="float" office:value="18.300000000000001">
            <text:p>18.3</text:p>
          </table:table-cell>
          <table:table-cell table:style-name="ACE-1" office:value-type="float" office:value="0.59419999999999995">
            <text:p>0.5942</text:p>
          </table:table-cell>
          <table:table-cell table:style-name="ACE-1" office:value-type="float" office:value="0.11310000000000001">
            <text:p>0.1131</text:p>
          </table:table-cell>
          <table:table-cell table:style-name="ACE-1" office:value-type="float" office:value="0.59550000000000003">
            <text:p>0.5955</text:p>
          </table:table-cell>
          <table:table-cell table:style-name="Gnumeric-default"/>
          <table:table-cell table:style-name="ACE-1" office:value-type="string">
            <text:p>0dcfe0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359999999999996">
            <text:p>0.7836</text:p>
          </table:table-cell>
          <table:table-cell table:style-name="ACE-1" office:value-type="float" office:value="0.89529999999999998">
            <text:p>0.8953</text:p>
          </table:table-cell>
          <table:table-cell table:style-name="ACE-1" office:value-type="float" office:value="0.73329999999999995">
            <text:p>0.7333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58120000000000005">
            <text:p>0.5812</text:p>
          </table:table-cell>
          <table:table-cell table:style-name="ACE-1" office:value-type="float" office:value="17.420000000000002">
            <text:p>17.42</text:p>
          </table:table-cell>
          <table:table-cell table:style-name="ACE-1" office:value-type="float" office:value="0.59109999999999996">
            <text:p>0.5911</text:p>
          </table:table-cell>
          <table:table-cell table:style-name="ACE-1" office:value-type="float" office:value="0.1079">
            <text:p>0.1079</text:p>
          </table:table-cell>
          <table:table-cell table:style-name="ACE-1" office:value-type="float" office:value="0.51139999999999997">
            <text:p>0.5114</text:p>
          </table:table-cell>
          <table:table-cell table:style-name="Gnumeric-default"/>
          <table:table-cell table:style-name="ACE-1" office:value-type="string">
            <text:p>a2377b4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Gnumeric-default"/>
          <table:table-cell table:style-name="ACE-1" office:value-type="string">
            <text:p>80f67c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120000000000002">
            <text:p>0.8012</text:p>
          </table:table-cell>
          <table:table-cell table:style-name="ACE-1" office:value-type="float" office:value="0.85860000000000003">
            <text:p>0.8586</text:p>
          </table:table-cell>
          <table:table-cell table:style-name="ACE-1" office:value-type="float" office:value="0.8095">
            <text:p>0.8095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58899999999999997">
            <text:p>0.589</text:p>
          </table:table-cell>
          <table:table-cell table:style-name="ACE-1" office:value-type="float" office:value="15.789999999999999">
            <text:p>15.79</text:p>
          </table:table-cell>
          <table:table-cell table:style-name="ACE-1" office:value-type="float" office:value="0.58109999999999995">
            <text:p>0.5811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56730000000000003">
            <text:p>0.5673</text:p>
          </table:table-cell>
          <table:table-cell table:style-name="Gnumeric-default"/>
          <table:table-cell table:style-name="ACE-1" office:value-type="string">
            <text:p>091967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4270000000000003">
            <text:p>0.7427</text:p>
          </table:table-cell>
          <table:table-cell table:style-name="ACE-1" office:value-type="float" office:value="0.80200000000000005">
            <text:p>0.802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69699999999999995">
            <text:p>0.697</text:p>
          </table:table-cell>
          <table:table-cell table:style-name="ACE-1" office:value-type="float" office:value="0.4637">
            <text:p>0.4637</text:p>
          </table:table-cell>
          <table:table-cell table:style-name="ACE-1" office:value-type="float" office:value="7.7629999999999999">
            <text:p>7.763</text:p>
          </table:table-cell>
          <table:table-cell table:style-name="ACE-1" office:value-type="float" office:value="0.55149999999999999">
            <text:p>0.5515</text:p>
          </table:table-cell>
          <table:table-cell table:style-name="ACE-1" office:value-type="float" office:value="0.1394">
            <text:p>0.1394</text:p>
          </table:table-cell>
          <table:table-cell table:style-name="ACE-1" office:value-type="float" office:value="0.3523">
            <text:p>0.3523</text:p>
          </table:table-cell>
          <table:table-cell table:style-name="Gnumeric-default"/>
          <table:table-cell table:style-name="ACE-1" office:value-type="string">
            <text:p>47a25f2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359999999999996">
            <text:p>0.7836</text:p>
          </table:table-cell>
          <table:table-cell table:style-name="ACE-1" office:value-type="float" office:value="0.86170000000000002">
            <text:p>0.8617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56210000000000004">
            <text:p>0.5621</text:p>
          </table:table-cell>
          <table:table-cell table:style-name="ACE-1" office:value-type="float" office:value="13.76">
            <text:p>13.76</text:p>
          </table:table-cell>
          <table:table-cell table:style-name="ACE-1" office:value-type="float" office:value="0.60509999999999997">
            <text:p>0.6051</text:p>
          </table:table-cell>
          <table:table-cell table:style-name="ACE-1" office:value-type="float" office:value="0.1431">
            <text:p>0.1431</text:p>
          </table:table-cell>
          <table:table-cell table:style-name="ACE-1" office:value-type="float" office:value="0.4536">
            <text:p>0.4536</text:p>
          </table:table-cell>
          <table:table-cell table:style-name="Gnumeric-default"/>
          <table:table-cell table:number-columns-repeated="114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Gnumeric-default"/>
          <table:table-cell table:style-name="ACE-1" office:value-type="string">
            <text:p>a95a35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60060000000000002">
            <text:p>0.6006</text:p>
          </table:table-cell>
          <table:table-cell table:style-name="ACE-1" office:value-type="float" office:value="0.16300000000000001">
            <text:p>0.163</text:p>
          </table:table-cell>
          <table:table-cell table:style-name="ACE-1" office:value-type="float" office:value="0.32390000000000002">
            <text:p>0.3239</text:p>
          </table:table-cell>
          <table:table-cell table:style-name="Gnumeric-default"/>
          <table:table-cell table:style-name="ACE-1" office:value-type="string">
            <text:p>65e88b2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769999999999997">
            <text:p>0.8077</text:p>
          </table:table-cell>
          <table:table-cell table:style-name="ACE-1" office:value-type="float" office:value="0.8659">
            <text:p>0.8659</text:p>
          </table:table-cell>
          <table:table-cell table:style-name="ACE-1" office:value-type="float" office:value="0.78890000000000005">
            <text:p>0.7889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18.68">
            <text:p>18.68</text:p>
          </table:table-cell>
          <table:table-cell table:style-name="ACE-1" office:value-type="float" office:value="0.61890000000000001">
            <text:p>0.6189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82220000000000004">
            <text:p>0.8222</text:p>
          </table:table-cell>
          <table:table-cell table:style-name="Gnumeric-default"/>
          <table:table-cell table:style-name="ACE-1" office:value-type="string">
            <text:p>f47972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849999999999998">
            <text:p>0.7885</text:p>
          </table:table-cell>
          <table:table-cell table:style-name="ACE-1" office:value-type="float" office:value="0.89039999999999997">
            <text:p>0.8904</text:p>
          </table:table-cell>
          <table:table-cell table:style-name="ACE-1" office:value-type="float" office:value="0.72219999999999995">
            <text:p>0.7222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59509999999999996">
            <text:p>0.5951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018">
            <text:p>0.6018</text:p>
          </table:table-cell>
          <table:table-cell table:style-name="ACE-1" office:value-type="float" office:value="0.10059999999999999">
            <text:p>0.1006</text:p>
          </table:table-cell>
          <table:table-cell table:style-name="ACE-1" office:value-type="float" office:value="0.71250000000000002">
            <text:p>0.7125</text:p>
          </table:table-cell>
          <table:table-cell table:style-name="Gnumeric-default"/>
          <table:table-cell table:style-name="ACE-1" office:value-type="string">
            <text:p>d0c1fe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849999999999998">
            <text:p>0.7885</text:p>
          </table:table-cell>
          <table:table-cell table:style-name="ACE-1" office:value-type="float" office:value="0.90139999999999998">
            <text:p>0.9014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89390000000000003">
            <text:p>0.8939</text:p>
          </table:table-cell>
          <table:table-cell table:style-name="ACE-1" office:value-type="float" office:value="0.60029999999999994">
            <text:p>0.6003</text:p>
          </table:table-cell>
          <table:table-cell table:style-name="ACE-1" office:value-type="float" office:value="20.75">
            <text:p>20.75</text:p>
          </table:table-cell>
          <table:table-cell table:style-name="ACE-1" office:value-type="float" office:value="0.62549999999999994">
            <text:p>0.6255</text:p>
          </table:table-cell>
          <table:table-cell table:style-name="ACE-1" office:value-type="float" office:value="0.1268">
            <text:p>0.1268</text:p>
          </table:table-cell>
          <table:table-cell table:style-name="ACE-1" office:value-type="float" office:value="0.65469999999999995">
            <text:p>0.6547</text:p>
          </table:table-cell>
          <table:table-cell table:style-name="Gnumeric-default"/>
          <table:table-cell table:style-name="ACE-1" office:value-type="string">
            <text:p>fe6ae6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Gnumeric-default"/>
          <table:table-cell table:style-name="ACE-1" office:value-type="string">
            <text:p>402918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19999999999997">
            <text:p>0.8642</text:p>
          </table:table-cell>
          <table:table-cell table:style-name="ACE-1" office:value-type="float" office:value="0.77780000000000005">
            <text:p>0.777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60429999999999995">
            <text:p>0.6043</text:p>
          </table:table-cell>
          <table:table-cell table:style-name="ACE-1" office:value-type="float" office:value="17.5">
            <text:p>17.5</text:p>
          </table:table-cell>
          <table:table-cell table:style-name="ACE-1" office:value-type="float" office:value="0.59850000000000003">
            <text:p>0.5985</text:p>
          </table:table-cell>
          <table:table-cell table:style-name="ACE-1" office:value-type="float" office:value="0.1474">
            <text:p>0.1474</text:p>
          </table:table-cell>
          <table:table-cell table:style-name="ACE-1" office:value-type="float" office:value="0.39279999999999998">
            <text:p>0.3928</text:p>
          </table:table-cell>
          <table:table-cell table:style-name="Gnumeric-default"/>
          <table:table-cell table:style-name="ACE-1" office:value-type="string">
            <text:p>a8d0421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3950000000000002">
            <text:p>0.8395</text:p>
          </table:table-cell>
          <table:table-cell table:style-name="ACE-1" office:value-type="float" office:value="0.75560000000000005">
            <text:p>0.7556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55230000000000001">
            <text:p>0.5523</text:p>
          </table:table-cell>
          <table:table-cell table:style-name="ACE-1" office:value-type="float" office:value="12.6">
            <text:p>12.6</text:p>
          </table:table-cell>
          <table:table-cell table:style-name="ACE-1" office:value-type="float" office:value="0.58660000000000001">
            <text:p>0.5866</text:p>
          </table:table-cell>
          <table:table-cell table:style-name="ACE-1" office:value-type="float" office:value="0.1426">
            <text:p>0.1426</text:p>
          </table:table-cell>
          <table:table-cell table:style-name="ACE-1" office:value-type="float" office:value="0.15110000000000001">
            <text:p>0.1511</text:p>
          </table:table-cell>
          <table:table-cell table:style-name="Gnumeric-default"/>
          <table:table-cell table:style-name="ACE-1" office:value-type="string">
            <text:p>ec27356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 column</text:p>
          </table:table-cell>
          <table:table-cell table:style-name="ACE-1" office:value-type="float" office:value="0.78849999999999998">
            <text:p>0.7885</text:p>
          </table:table-cell>
          <table:table-cell table:style-name="ACE-1" office:value-type="float" office:value="0.86080000000000001">
            <text:p>0.8608</text:p>
          </table:table-cell>
          <table:table-cell table:style-name="ACE-1" office:value-type="float" office:value="0.75560000000000005">
            <text:p>0.7556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58189999999999997">
            <text:p>0.5819</text:p>
          </table:table-cell>
          <table:table-cell table:style-name="ACE-1" office:value-type="float" office:value="15.449999999999999">
            <text:p>15.45</text:p>
          </table:table-cell>
          <table:table-cell table:style-name="ACE-1" office:value-type="float" office:value="0.61660000000000004">
            <text:p>0.6166</text:p>
          </table:table-cell>
          <table:table-cell table:style-name="ACE-1" office:value-type="float" office:value="0.15090000000000001">
            <text:p>0.1509</text:p>
          </table:table-cell>
          <table:table-cell table:style-name="ACE-1" office:value-type="float" office:value="0.66930000000000001">
            <text:p>0.6693</text:p>
          </table:table-cell>
          <table:table-cell table:style-name="Gnumeric-default"/>
          <table:table-cell table:number-columns-repeated="114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Gnumeric-default"/>
          <table:table-cell table:style-name="ACE-1" office:value-type="string">
            <text:p>bbbbe29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7629999999999997">
            <text:p>0.8763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59970000000000001">
            <text:p>0.5997</text:p>
          </table:table-cell>
          <table:table-cell table:style-name="ACE-1" office:value-type="float" office:value="17.57">
            <text:p>17.57</text:p>
          </table:table-cell>
          <table:table-cell table:style-name="ACE-1" office:value-type="float" office:value="0.59660000000000002">
            <text:p>0.5966</text:p>
          </table:table-cell>
          <table:table-cell table:style-name="ACE-1" office:value-type="float" office:value="0.18659999999999999">
            <text:p>0.1866</text:p>
          </table:table-cell>
          <table:table-cell table:style-name="ACE-1" office:value-type="float" office:value="0.40000000000000002">
            <text:p>0.4</text:p>
          </table:table-cell>
          <table:table-cell table:style-name="Gnumeric-default"/>
          <table:table-cell table:style-name="ACE-1" office:value-type="string">
            <text:p>7c9dff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7229999999999996">
            <text:p>0.8723</text:p>
          </table:table-cell>
          <table:table-cell table:style-name="ACE-1" office:value-type="float" office:value="0.74550000000000005">
            <text:p>0.7455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57220000000000004">
            <text:p>0.5722</text:p>
          </table:table-cell>
          <table:table-cell table:style-name="ACE-1" office:value-type="float" office:value="15.130000000000001">
            <text:p>15.13</text:p>
          </table:table-cell>
          <table:table-cell table:style-name="ACE-1" office:value-type="float" office:value="0.57130000000000003">
            <text:p>0.5713</text:p>
          </table:table-cell>
          <table:table-cell table:style-name="ACE-1" office:value-type="float" office:value="0.1686">
            <text:p>0.1686</text:p>
          </table:table-cell>
          <table:table-cell table:style-name="ACE-1" office:value-type="float" office:value="0.47249999999999998">
            <text:p>0.4725</text:p>
          </table:table-cell>
          <table:table-cell table:style-name="Gnumeric-default"/>
          <table:table-cell table:style-name="ACE-1" office:value-type="string">
            <text:p>362e4f9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9470000000000005">
            <text:p>0.8947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2560000000000004">
            <text:p>0.6256</text:p>
          </table:table-cell>
          <table:table-cell table:style-name="ACE-1" office:value-type="float" office:value="21.760000000000002">
            <text:p>21.76</text:p>
          </table:table-cell>
          <table:table-cell table:style-name="ACE-1" office:value-type="float" office:value="0.6431">
            <text:p>0.6431</text:p>
          </table:table-cell>
          <table:table-cell table:style-name="ACE-1" office:value-type="float" office:value="0.1439">
            <text:p>0.1439</text:p>
          </table:table-cell>
          <table:table-cell table:style-name="ACE-1" office:value-type="float" office:value="0.47249999999999998">
            <text:p>0.4725</text:p>
          </table:table-cell>
          <table:table-cell table:style-name="Gnumeric-default"/>
          <table:table-cell table:style-name="ACE-1" office:value-type="string">
            <text:p>95efbe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3640000000000005">
            <text:p>0.7364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61639999999999995">
            <text:p>0.6164</text:p>
          </table:table-cell>
          <table:table-cell table:style-name="ACE-1" office:value-type="float" office:value="23.039999999999999">
            <text:p>23.04</text:p>
          </table:table-cell>
          <table:table-cell table:style-name="ACE-1" office:value-type="float" office:value="0.60729999999999995">
            <text:p>0.6073</text:p>
          </table:table-cell>
          <table:table-cell table:style-name="ACE-1" office:value-type="float" office:value="0.17799999999999999">
            <text:p>0.178</text:p>
          </table:table-cell>
          <table:table-cell table:style-name="ACE-1" office:value-type="float" office:value="0.378">
            <text:p>0.378</text:p>
          </table:table-cell>
          <table:table-cell table:style-name="Gnumeric-default"/>
          <table:table-cell table:style-name="ACE-1" office:value-type="string">
            <text:p>f2ea47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47249999999999998">
            <text:p>0.4725</text:p>
          </table:table-cell>
          <table:table-cell table:style-name="Gnumeric-default"/>
          <table:table-cell table:style-name="ACE-1" office:value-type="string">
            <text:p>9d883a9</text:p>
          </table:table-cell>
          <table:table-cell table:number-columns-repeated="113" table:style-name="ACE-1"/>
        </table:table-row>
        <table:table-row table:style-name="AROW-2">
          <table:table-cell table:style-name="ACE-2" office:value-type="string">
            <text:p>rfc</text:p>
          </table:table-cell>
          <table:table-cell table:style-name="ACE-2" office:value-type="string">
            <text:p>robust scaling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multiple columns</text:p>
          </table:table-cell>
          <table:table-cell table:style-name="ACE-2" office:value-type="float" office:value="0.82069999999999999">
            <text:p>0.8207</text:p>
          </table:table-cell>
          <table:table-cell table:style-name="ACE-2" office:value-type="float" office:value="0.87380000000000002">
            <text:p>0.8738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82430000000000003">
            <text:p>0.8243</text:p>
          </table:table-cell>
          <table:table-cell table:style-name="ACE-2" office:value-type="float" office:value="0.63460000000000005">
            <text:p>0.6346</text:p>
          </table:table-cell>
          <table:table-cell table:style-name="ACE-2" office:value-type="float" office:value="21.120000000000001">
            <text:p>21.12</text:p>
          </table:table-cell>
          <table:table-cell table:style-name="ACE-2" office:value-type="float" office:value="0.6159">
            <text:p>0.6159</text:p>
          </table:table-cell>
          <table:table-cell table:style-name="ACE-2" office:value-type="float" office:value="0.14549999999999999">
            <text:p>0.1455</text:p>
          </table:table-cell>
          <table:table-cell table:style-name="ACE-2" office:value-type="float" office:value="0.40000000000000002">
            <text:p>0.4</text:p>
          </table:table-cell>
          <table:table-cell table:style-name="Gnumeric-default"/>
          <table:table-cell table:style-name="ACE-2" office:value-type="string">
            <text:p>d8fda84</text:p>
          </table:table-cell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 columns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0000000000000004">
            <text:p>0.8</text:p>
          </table:table-cell>
          <table:table-cell table:style-name="ACE-5" office:value-type="float" office:value="0.78259999999999996">
            <text:p>0.7826</text:p>
          </table:table-cell>
          <table:table-cell table:style-name="ACE-5" office:value-type="float" office:value="0.80430000000000001">
            <text:p>0.8043</text:p>
          </table:table-cell>
          <table:table-cell table:style-name="ACE-5" office:value-type="float" office:value="0.58709999999999996">
            <text:p>0.5871</text:p>
          </table:table-cell>
          <table:table-cell table:style-name="ACE-5" office:value-type="float" office:value="14.800000000000001">
            <text:p>14.8</text:p>
          </table:table-cell>
          <table:table-cell table:style-name="ACE-5" office:value-type="float" office:value="0.58079999999999998">
            <text:p>0.5808</text:p>
          </table:table-cell>
          <table:table-cell table:style-name="ACE-5" office:value-type="float" office:value="0.15179999999999999">
            <text:p>0.1518</text:p>
          </table:table-cell>
          <table:table-cell table:style-name="ACE-5" office:value-type="float" office:value="0.25">
            <text:p>0.25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cb27a9a</text:p>
          </table:table-cell>
          <table:table-cell table:number-columns-repeated="113" table:style-name="ACE-5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2430000000000003">
            <text:p>0.8243</text:p>
          </table:table-cell>
          <table:table-cell table:style-name="ACE-0" office:value-type="float" office:value="0.64449999999999996">
            <text:p>0.6445</text:p>
          </table:table-cell>
          <table:table-cell table:style-name="ACE-0" office:value-type="float" office:value="22.469999999999999">
            <text:p>22.47</text:p>
          </table:table-cell>
          <table:table-cell table:style-name="ACE-0" office:value-type="float" office:value="0.61719999999999997">
            <text:p>0.6172</text:p>
          </table:table-cell>
          <table:table-cell table:style-name="ACE-0" office:value-type="float" office:value="0.1434">
            <text:p>0.1434</text:p>
          </table:table-cell>
          <table:table-cell table:style-name="ACE-0" office:value-type="float" office:value="0.40000000000000002">
            <text:p>0.4</text:p>
          </table:table-cell>
          <table:table-cell table:style-name="Gnumeric-default"/>
          <table:table-cell table:style-name="ACE-0" office:value-type="string">
            <text:p>08d5c6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pca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349999999999998">
            <text:p>0.7935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79090000000000005">
            <text:p>0.7909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8030000000000004">
            <text:p>0.5803</text:p>
          </table:table-cell>
          <table:table-cell table:style-name="ACE-1" office:value-type="float" office:value="14.880000000000001">
            <text:p>14.88</text:p>
          </table:table-cell>
          <table:table-cell table:style-name="ACE-1" office:value-type="float" office:value="0.57589999999999997">
            <text:p>0.5759</text:p>
          </table:table-cell>
          <table:table-cell table:style-name="ACE-1" office:value-type="float" office:value="0.1275">
            <text:p>0.1275</text:p>
          </table:table-cell>
          <table:table-cell table:style-name="ACE-1" office:value-type="float" office:value="0.28870000000000001">
            <text:p>0.2887</text:p>
          </table:table-cell>
          <table:table-cell table:style-name="Gnumeric-default"/>
          <table:table-cell table:style-name="ACE-1" office:value-type="string">
            <text:p>dee7013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7629999999999997">
            <text:p>0.8763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59970000000000001">
            <text:p>0.5997</text:p>
          </table:table-cell>
          <table:table-cell table:style-name="ACE-1" office:value-type="float" office:value="17.57">
            <text:p>17.57</text:p>
          </table:table-cell>
          <table:table-cell table:style-name="ACE-1" office:value-type="float" office:value="0.61599999999999999">
            <text:p>0.616</text:p>
          </table:table-cell>
          <table:table-cell table:style-name="ACE-1" office:value-type="float" office:value="0.14510000000000001">
            <text:p>0.1451</text:p>
          </table:table-cell>
          <table:table-cell table:style-name="ACE-1" office:value-type="float" office:value="0.47249999999999998">
            <text:p>0.4725</text:p>
          </table:table-cell>
          <table:table-cell table:style-name="Gnumeric-default"/>
          <table:table-cell table:style-name="ACE-1" office:value-type="string">
            <text:p>8413e34a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9359999999999995">
            <text:p>0.8936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1650000000000005">
            <text:p>0.6165</text:p>
          </table:table-cell>
          <table:table-cell table:style-name="ACE-1" office:value-type="float" office:value="20.68">
            <text:p>20.68</text:p>
          </table:table-cell>
          <table:table-cell table:style-name="ACE-1" office:value-type="float" office:value="0.60170000000000001">
            <text:p>0.6017</text:p>
          </table:table-cell>
          <table:table-cell table:style-name="ACE-1" office:value-type="float" office:value="0.18290000000000001">
            <text:p>0.1829</text:p>
          </table:table-cell>
          <table:table-cell table:style-name="ACE-1" office:value-type="float" office:value="0.57740000000000002">
            <text:p>0.5774</text:p>
          </table:table-cell>
          <table:table-cell table:style-name="Gnumeric-default"/>
          <table:table-cell table:style-name="ACE-1" office:value-type="string">
            <text:p>af1b9e1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f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6321">
            <text:p>0.6321</text:p>
          </table:table-cell>
          <table:table-cell table:style-name="ACE-1" office:value-type="float" office:value="20.530000000000001">
            <text:p>20.53</text:p>
          </table:table-cell>
          <table:table-cell table:style-name="ACE-1" office:value-type="float" office:value="0.61739999999999995">
            <text:p>0.6174</text:p>
          </table:table-cell>
          <table:table-cell table:style-name="ACE-1" office:value-type="float" office:value="0.15790000000000001">
            <text:p>0.1579</text:p>
          </table:table-cell>
          <table:table-cell table:style-name="ACE-1" office:value-type="float" office:value="0.28870000000000001">
            <text:p>0.2887</text:p>
          </table:table-cell>
          <table:table-cell table:style-name="Gnumeric-default"/>
          <table:table-cell table:number-columns-repeated="114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16.670000000000002">
            <text:p>16.67</text:p>
          </table:table-cell>
          <table:table-cell table:style-name="ACE-1" office:value-type="float" office:value="0.57110000000000005">
            <text:p>0.5711</text:p>
          </table:table-cell>
          <table:table-cell table:style-name="ACE-1" office:value-type="float" office:value="0.155">
            <text:p>0.155</text:p>
          </table:table-cell>
          <table:table-cell table:style-name="ACE-1" office:value-type="float" office:value="0.40000000000000002">
            <text:p>0.4</text:p>
          </table:table-cell>
          <table:table-cell table:style-name="Gnumeric-default"/>
          <table:table-cell table:style-name="ACE-1" office:value-type="string">
            <text:p>9577cab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60229999999999995">
            <text:p>0.6023</text:p>
          </table:table-cell>
          <table:table-cell table:style-name="ACE-1" office:value-type="float" office:value="0.1434">
            <text:p>0.1434</text:p>
          </table:table-cell>
          <table:table-cell table:style-name="ACE-1" office:value-type="float" office:value="0.47249999999999998">
            <text:p>0.4725</text:p>
          </table:table-cell>
          <table:table-cell table:style-name="Gnumeric-default"/>
          <table:table-cell table:number-columns-repeated="114" table:style-name="ACE-1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756">
            <text:p>0.5756</text:p>
          </table:table-cell>
          <table:table-cell table:style-name="ACE-0" office:value-type="float" office:value="0.18490000000000001">
            <text:p>0.1849</text:p>
          </table:table-cell>
          <table:table-cell table:style-name="ACE-0" office:value-type="float" office:value="0.49099999999999999">
            <text:p>0.491</text:p>
          </table:table-cell>
          <table:table-cell table:style-name="Gnumeric-default"/>
          <table:table-cell table:style-name="ACE-0" office:value-type="string">
            <text:p>df5c67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79090000000000005">
            <text:p>0.7909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1839999999999995">
            <text:p>0.6184</text:p>
          </table:table-cell>
          <table:table-cell table:style-name="ACE-1" office:value-type="float" office:value="19.539999999999999">
            <text:p>19.54</text:p>
          </table:table-cell>
          <table:table-cell table:style-name="ACE-1" office:value-type="float" office:value="0.59530000000000005">
            <text:p>0.5953</text:p>
          </table:table-cell>
          <table:table-cell table:style-name="ACE-1" office:value-type="float" office:value="0.18509999999999999">
            <text:p>0.1851</text:p>
          </table:table-cell>
          <table:table-cell table:style-name="ACE-1" office:value-type="float" office:value="0.41930000000000001">
            <text:p>0.4193</text:p>
          </table:table-cell>
          <table:table-cell table:style-name="Gnumeric-default"/>
          <table:table-cell table:style-name="ACE-1" office:value-type="string">
            <text:p>575a1b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lrc</text:p>
          </table:table-cell>
          <table:table-cell table:style-name="ACE-1" office:value-type="string">
            <text:p>robust scaling + pca whiten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349999999999998">
            <text:p>0.7935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59040000000000004">
            <text:p>0.5904</text:p>
          </table:table-cell>
          <table:table-cell table:style-name="ACE-1" office:value-type="float" office:value="16.690000000000001">
            <text:p>16.69</text:p>
          </table:table-cell>
          <table:table-cell table:style-name="ACE-1" office:value-type="float" office:value="0.59970000000000001">
            <text:p>0.5997</text:p>
          </table:table-cell>
          <table:table-cell table:style-name="ACE-1" office:value-type="float" office:value="0.1681">
            <text:p>0.1681</text:p>
          </table:table-cell>
          <table:table-cell table:style-name="ACE-1" office:value-type="float" office:value="0.5">
            <text:p>0.5</text:p>
          </table:table-cell>
          <table:table-cell table:style-name="Gnumeric-default"/>
          <table:table-cell table:style-name="ACE-1" office:value-type="string">
            <text:p>31f01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9760000000000002">
            <text:p>0.5976</text:p>
          </table:table-cell>
          <table:table-cell table:style-name="ACE-1" office:value-type="float" office:value="0.15909999999999999">
            <text:p>0.1591</text:p>
          </table:table-cell>
          <table:table-cell table:style-name="ACE-1" office:value-type="float" office:value="0.41930000000000001">
            <text:p>0.4193</text:p>
          </table:table-cell>
          <table:table-cell table:style-name="Gnumeric-default"/>
          <table:table-cell table:style-name="ACE-1" office:value-type="string">
            <text:p>5ef05f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9022">
            <text:p>0.9022</text:p>
          </table:table-cell>
          <table:table-cell table:style-name="ACE-1" office:value-type="float" office:value="0.75449999999999995">
            <text:p>0.754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22.199999999999999">
            <text:p>22.2</text:p>
          </table:table-cell>
          <table:table-cell table:style-name="ACE-1" office:value-type="float" office:value="0.60860000000000003">
            <text:p>0.6086</text:p>
          </table:table-cell>
          <table:table-cell table:style-name="ACE-1" office:value-type="float" office:value="0.17199999999999999">
            <text:p>0.172</text:p>
          </table:table-cell>
          <table:table-cell table:style-name="ACE-1" office:value-type="float" office:value="0.55279999999999996">
            <text:p>0.5528</text:p>
          </table:table-cell>
          <table:table-cell table:style-name="Gnumeric-default"/>
          <table:table-cell table:style-name="ACE-1" office:value-type="string">
            <text:p>d144d7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Gnumeric-default"/>
          <table:table-cell table:style-name="ACE-1" office:value-type="string">
            <text:p>bf7416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349999999999998">
            <text:p>0.7935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59040000000000004">
            <text:p>0.5904</text:p>
          </table:table-cell>
          <table:table-cell table:style-name="ACE-1" office:value-type="float" office:value="16.690000000000001">
            <text:p>16.69</text:p>
          </table:table-cell>
          <table:table-cell table:style-name="ACE-1" office:value-type="float" office:value="0.5867">
            <text:p>0.5867</text:p>
          </table:table-cell>
          <table:table-cell table:style-name="ACE-1" office:value-type="float" office:value="0.1368">
            <text:p>0.1368</text:p>
          </table:table-cell>
          <table:table-cell table:style-name="ACE-1" office:value-type="float" office:value="0.61240000000000006">
            <text:p>0.6124</text:p>
          </table:table-cell>
          <table:table-cell table:style-name="Gnumeric-default"/>
          <table:table-cell table:style-name="ACE-1" office:value-type="string">
            <text:p>44c995d</text:p>
          </table:table-cell>
          <table:table-cell table:number-columns-repeated="113" table:style-name="ACE-1"/>
        </table:table-row>
        <table:table-row table:style-name="AROW-1">
          <table:table-cell table:style-name="ACE-2" office:value-type="string">
            <text:p>gbc</text:p>
          </table:table-cell>
          <table:table-cell table:style-name="ACE-2" office:value-type="string">
            <text:p>robust scaling</text:p>
          </table:table-cell>
          <table:table-cell table:style-name="ACE-2" office:value-type="string">
            <text:p>TRUE</text:p>
          </table:table-cell>
          <table:table-cell table:style-name="ACE-2" office:value-type="string">
            <text:p>multiple columns</text:p>
          </table:table-cell>
          <table:table-cell table:style-name="ACE-2" office:value-type="float" office:value="0.80979999999999996">
            <text:p>0.8098</text:p>
          </table:table-cell>
          <table:table-cell table:style-name="ACE-2" office:value-type="float" office:value="0.85709999999999997">
            <text:p>0.8571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79730000000000001">
            <text:p>0.7973</text:p>
          </table:table-cell>
          <table:table-cell table:style-name="ACE-2" office:value-type="float" office:value="0.60970000000000002">
            <text:p>0.6097</text:p>
          </table:table-cell>
          <table:table-cell table:style-name="ACE-2" office:value-type="float" office:value="17.699999999999999">
            <text:p>17.7</text:p>
          </table:table-cell>
          <table:table-cell table:style-name="ACE-2" office:value-type="float" office:value="0.61499999999999999">
            <text:p>0.615</text:p>
          </table:table-cell>
          <table:table-cell table:style-name="ACE-2" office:value-type="float" office:value="0.17280000000000001">
            <text:p>0.1728</text:p>
          </table:table-cell>
          <table:table-cell table:style-name="ACE-2" office:value-type="float" office:value="0.35720000000000002">
            <text:p>0.3572</text:p>
          </table:table-cell>
          <table:table-cell table:style-name="Gnumeric-default"/>
          <table:table-cell table:style-name="ACE-2" office:value-type="string">
            <text:p>d0f74ea</text:p>
          </table:table-cell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4399999999999997">
            <text:p>0.844</text:p>
          </table:table-cell>
          <table:table-cell table:style-name="ACE-1" office:value-type="float" office:value="0.83640000000000003">
            <text:p>0.8364</text:p>
          </table:table-cell>
          <table:table-cell table:style-name="ACE-1" office:value-type="float" office:value="0.77029999999999998">
            <text:p>0.7703</text:p>
          </table:table-cell>
          <table:table-cell table:style-name="ACE-1" office:value-type="float" office:value="0.60529999999999995">
            <text:p>0.6053</text:p>
          </table:table-cell>
          <table:table-cell table:style-name="ACE-1" office:value-type="float" office:value="17.140000000000001">
            <text:p>17.14</text:p>
          </table:table-cell>
          <table:table-cell table:style-name="ACE-1" office:value-type="float" office:value="0.59240000000000004">
            <text:p>0.5924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35720000000000002">
            <text:p>0.3572</text:p>
          </table:table-cell>
          <table:table-cell table:style-name="Gnumeric-default"/>
          <table:table-cell table:style-name="ACE-1" office:value-type="string">
            <text:p>3e470b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8800000000000003">
            <text:p>0.788</text:p>
          </table:table-cell>
          <table:table-cell table:style-name="ACE-1" office:value-type="float" office:value="0.85150000000000003">
            <text:p>0.8515</text:p>
          </table:table-cell>
          <table:table-cell table:style-name="ACE-1" office:value-type="float" office:value="0.78180000000000005">
            <text:p>0.7818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7069999999999999">
            <text:p>0.5707</text:p>
          </table:table-cell>
          <table:table-cell table:style-name="ACE-1" office:value-type="float" office:value="14.09">
            <text:p>14.09</text:p>
          </table:table-cell>
          <table:table-cell table:style-name="ACE-1" office:value-type="float" office:value="0.55520000000000003">
            <text:p>0.5552</text:p>
          </table:table-cell>
          <table:table-cell table:style-name="ACE-1" office:value-type="float" office:value="0.1653">
            <text:p>0.1653</text:p>
          </table:table-cell>
          <table:table-cell table:style-name="ACE-1" office:value-type="float" office:value="0.35720000000000002">
            <text:p>0.3572</text:p>
          </table:table-cell>
          <table:table-cell table:style-name="Gnumeric-default"/>
          <table:table-cell table:style-name="ACE-1" office:value-type="string">
            <text:p>4dcf6e9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4760000000000002">
            <text:p>0.8476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8380000000000005">
            <text:p>0.7838</text:p>
          </table:table-cell>
          <table:table-cell table:style-name="ACE-1" office:value-type="float" office:value="0.58730000000000004">
            <text:p>0.5873</text:p>
          </table:table-cell>
          <table:table-cell table:style-name="ACE-1" office:value-type="float" office:value="15.359999999999999">
            <text:p>15.36</text:p>
          </table:table-cell>
          <table:table-cell table:style-name="ACE-1" office:value-type="float" office:value="0.57979999999999998">
            <text:p>0.5798</text:p>
          </table:table-cell>
          <table:table-cell table:style-name="ACE-1" office:value-type="float" office:value="0.1396">
            <text:p>0.1396</text:p>
          </table:table-cell>
          <table:table-cell table:style-name="ACE-1" office:value-type="float" office:value="0.57740000000000002">
            <text:p>0.5774</text:p>
          </table:table-cell>
          <table:table-cell table:style-name="Gnumeric-default"/>
          <table:table-cell table:style-name="ACE-1" office:value-type="string">
            <text:p>ba08e51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76090000000000002">
            <text:p>0.7609</text:p>
          </table:table-cell>
          <table:table-cell table:style-name="ACE-1" office:value-type="float" office:value="0.81130000000000002">
            <text:p>0.8113</text:p>
          </table:table-cell>
          <table:table-cell table:style-name="ACE-1" office:value-type="float" office:value="0.78180000000000005">
            <text:p>0.7818</text:p>
          </table:table-cell>
          <table:table-cell table:style-name="ACE-1" office:value-type="float" office:value="0.72970000000000002">
            <text:p>0.7297</text:p>
          </table:table-cell>
          <table:table-cell table:style-name="ACE-1" office:value-type="float" office:value="0.50760000000000005">
            <text:p>0.5076</text:p>
          </table:table-cell>
          <table:table-cell table:style-name="ACE-1" office:value-type="float" office:value="9.6750000000000007">
            <text:p>9.675</text:p>
          </table:table-cell>
          <table:table-cell table:style-name="ACE-1" office:value-type="float" office:value="0.52549999999999997">
            <text:p>0.5255</text:p>
          </table:table-cell>
          <table:table-cell table:style-name="ACE-1" office:value-type="float" office:value="0.12909999999999999">
            <text:p>0.1291</text:p>
          </table:table-cell>
          <table:table-cell table:style-name="ACE-1" office:value-type="float" office:value="0.41930000000000001">
            <text:p>0.4193</text:p>
          </table:table-cell>
          <table:table-cell table:style-name="Gnumeric-default"/>
          <table:table-cell table:number-columns-repeated="114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 columns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60229999999999995">
            <text:p>0.6023</text:p>
          </table:table-cell>
          <table:table-cell table:style-name="ACE-1" office:value-type="float" office:value="0.1605">
            <text:p>0.1605</text:p>
          </table:table-cell>
          <table:table-cell table:style-name="ACE-1" office:value-type="float" office:value="0.21820000000000001">
            <text:p>0.2182</text:p>
          </table:table-cell>
          <table:table-cell table:style-name="Gnumeric-default"/>
          <table:table-cell table:style-name="ACE-6"/>
          <table:table-cell table:number-columns-repeated="113" table:style-name="ACE-1"/>
        </table:table-row>
        <table:table-row table:style-name="AROW-0" table:number-rows-repeated="104849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" gnm:cursor-row="12">
          <gnm:selection gnm:start-col="1" gnm:start-row="12" gnm:end-col="1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1T16:20:49Z</dc:date>
    <meta:editing-cycles>40</meta:editing-cycles>
    <meta:editing-duration>P1DT1H8M37S</meta:editing-duration>
    <meta:generator>gnumeric/1.12.46</meta:generator>
  </office:meta>
</office:document-meta>
</file>